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DiskCacheManager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dexedDiskCacheManager.getCach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edDiskCacheManager.getInstance( IndexedDiskCacheAttributes defaultCacheAttributes , ICacheEventLogger cacheEventLogger , IElementSerializer element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edDiskCacheManager.IndexedDiskCacheManager( IndexedDiskCacheAttributes defaultCacheAttributes , ICacheEventLogger cacheEventLogger , IElementSerializer element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edDiskCacheManager.getCache( IndexedDiskCacheAttributes cache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